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cm" fo:min-width="4.5cm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.25cm" svg:x="7.5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5cm" svg:y1="5cm" svg:x2="7.5cm" svg:y2="5cm">
          <text:p><text:span text:style-name="T1"/></text:p>
        </draw:line>
        <draw:line draw:style-name="gr3" draw:text-style-name="P2" draw:layer="layout" svg:x1="7.5cm" svg:y1="6cm" svg:x2="5.25cm" svg:y2="6cm">
          <text:p/>
        </draw:line>
        <draw:frame draw:style-name="gr4" draw:text-style-name="P3" draw:layer="layout" svg:width="1.75cm" svg:height="0.763cm" svg:x="5.25cm" svg:y="4.25cm">
          <draw:text-box>
            <text:p><text:span text:style-name="T1">Vbatt</text:span></text:p>
          </draw:text-box>
        </draw:frame>
        <draw:frame draw:style-name="gr4" draw:text-style-name="P3" draw:layer="layout" svg:width="1.75cm" svg:height="0.763cm" svg:x="5.25cm" svg:y="5.237cm">
          <draw:text-box>
            <text:p><text:span text:style-name="T1">LOAD</text:span></text:p>
          </draw:text-box>
        </draw:frame>
        <draw:frame draw:style-name="gr4" draw:text-style-name="P3" draw:layer="layout" svg:width="1.75cm" svg:height="0.763cm" svg:x="5.25cm" svg:y="6.487cm">
          <draw:text-box>
            <text:p><text:span text:style-name="T1">GND</text:span></text:p>
          </draw:text-box>
        </draw:frame>
        <draw:line draw:style-name="gr3" draw:text-style-name="P2" draw:layer="layout" svg:x1="7.5cm" svg:y1="7.25cm" svg:x2="5.25cm" svg:y2="7.25cm">
          <text:p/>
        </draw:line>
        <draw:frame draw:style-name="gr4" draw:text-style-name="P3" draw:layer="layout" svg:width="1.75cm" svg:height="0.763cm" svg:x="13cm" svg:y="4.237cm">
          <draw:text-box>
            <text:p><text:span text:style-name="T1">3V3</text:span></text:p>
          </draw:text-box>
        </draw:frame>
        <draw:frame draw:style-name="gr4" draw:text-style-name="P3" draw:layer="layout" svg:width="1.75cm" svg:height="0.763cm" svg:x="13cm" svg:y="5.237cm">
          <draw:text-box>
            <text:p><text:span text:style-name="T1">GND</text:span></text:p>
          </draw:text-box>
        </draw:frame>
        <draw:frame draw:style-name="gr5" draw:text-style-name="P3" draw:layer="layout" svg:width="2.25cm" svg:height="1.275cm" svg:x="12.5cm" svg:y="6.487cm">
          <draw:text-box>
            <text:p><text:span text:style-name="T1">Current</text:span></text:p>
          </draw:text-box>
        </draw:frame>
        <draw:frame draw:style-name="gr4" draw:text-style-name="P3" draw:layer="layout" svg:width="1.75cm" svg:height="0.763cm" svg:x="7.5cm" svg:y="9.75cm">
          <draw:text-box>
            <text:p><text:span text:style-name="T1">12V</text:span></text:p>
          </draw:text-box>
        </draw:frame>
        <draw:frame draw:style-name="gr4" draw:text-style-name="P3" draw:layer="layout" svg:width="1.75cm" svg:height="0.763cm" svg:x="9.25cm" svg:y="9.75cm">
          <draw:text-box>
            <text:p><text:span text:style-name="T1">GND</text:span></text:p>
          </draw:text-box>
        </draw:frame>
        <draw:frame draw:style-name="gr4" draw:text-style-name="P3" draw:layer="layout" svg:width="1.75cm" svg:height="0.763cm" svg:x="11cm" svg:y="9.737cm">
          <draw:text-box>
            <text:p><text:span text:style-name="T1">PWM</text:span></text:p>
          </draw:text-box>
        </draw:frame>
        <draw:line draw:style-name="gr3" draw:text-style-name="P2" draw:layer="layout" svg:x1="14.75cm" svg:y1="5cm" svg:x2="12.5cm" svg:y2="5cm">
          <text:p/>
        </draw:line>
        <draw:line draw:style-name="gr2" draw:text-style-name="P2" draw:layer="layout" svg:x1="12.5cm" svg:y1="6cm" svg:x2="14.75cm" svg:y2="6cm">
          <text:p/>
        </draw:line>
        <draw:line draw:style-name="gr2" draw:text-style-name="P2" draw:layer="layout" svg:x1="12.5cm" svg:y1="7.25cm" svg:x2="14.75cm" svg:y2="7.25cm">
          <text:p/>
        </draw:line>
        <draw:line draw:style-name="gr3" draw:text-style-name="P2" draw:layer="layout" svg:x1="8.25cm" svg:y1="9.75cm" svg:x2="8.25cm" svg:y2="7.75cm">
          <text:p/>
        </draw:line>
        <draw:line draw:style-name="gr3" draw:text-style-name="P2" draw:layer="layout" svg:x1="11.75cm" svg:y1="9.75cm" svg:x2="11.75cm" svg:y2="7.75cm">
          <text:p/>
        </draw:line>
        <draw:line draw:style-name="gr3" draw:text-style-name="P2" draw:layer="layout" svg:x1="10cm" svg:y1="7.75cm" svg:x2="10cm" svg:y2="9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7T21:00:50.839911326</meta:creation-date>
    <dc:date>2022-04-07T21:09:50.014503394</dc:date>
    <meta:editing-duration>PT9M</meta:editing-duration>
    <meta:editing-cycles>1</meta:editing-cycles>
    <meta:document-statistic meta:object-count="19"/>
    <meta:generator>LibreOffice/7.3.1.3$Linux_X86_64 LibreOffice_project/30$Build-3</meta:generator>
  </office:meta>
</office:document-meta>
</file>